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svg:stroke-opacity="60%" draw:fill="none" draw:fill-color="#729fcf" draw:textarea-horizontal-align="justify" draw:textarea-vertical-align="middle" draw:auto-grow-height="false" fo:min-height="0.828cm" fo:min-width="0.578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svg:stroke-opacity="60%" draw:fill="none" draw:fill-color="#729fcf" draw:textarea-horizontal-align="justify" draw:textarea-vertical-align="middle" draw:auto-grow-height="false" fo:min-height="0.724cm" fo:min-width="0.474cm" fo:padding-top="0.177cm" fo:padding-bottom="0.177cm" fo:padding-left="0.302cm" fo:padding-right="0.30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729fc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524cm" svg:height="1.524cm" svg:x="3.556cm" svg:y="3.048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3.557cm" svg:y="6.549cm">
          <text:p text:style-name="P1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3.557cm" svg:y="10.349cm">
          <text:p text:style-name="P1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7.057cm" svg:y="1.649cm">
          <text:p text:style-name="P1">W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7.058cm" svg:y="4.05cm">
          <text:p text:style-name="P1">W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7.058cm" svg:y="7.05cm">
          <text:p text:style-name="P1">W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7.058cm" svg:y="9.55cm">
          <text:p text:style-name="P1">W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7.058cm" svg:y="12.25cm">
          <text:p text:style-name="P1">W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826cm" svg:y1="3.302cm" svg:x2="17.272cm" svg:y2="1.778cm">
          <text:p/>
        </draw:line>
        <draw:line draw:style-name="gr3" draw:text-style-name="P3" draw:layer="layout" svg:x1="5.08cm" svg:y1="3.81cm" svg:x2="17.526cm" svg:y2="4.318cm">
          <text:p/>
        </draw:line>
        <draw:line draw:style-name="gr3" draw:text-style-name="P3" draw:layer="layout" svg:x1="4.826cm" svg:y1="4.318cm" svg:x2="17.78cm" svg:y2="7.05cm">
          <text:p/>
        </draw:line>
        <draw:line draw:style-name="gr3" draw:text-style-name="P3" draw:layer="layout" svg:x1="4.826cm" svg:y1="4.318cm" svg:x2="17.78cm" svg:y2="9.55cm">
          <text:p/>
        </draw:line>
        <draw:line draw:style-name="gr3" draw:text-style-name="P3" draw:layer="layout" svg:x1="4.318cm" svg:y1="4.572cm" svg:x2="18.034cm" svg:y2="12.25cm">
          <text:p/>
        </draw:line>
        <draw:line draw:style-name="gr3" draw:text-style-name="P3" draw:layer="layout" svg:x1="4.826cm" svg:y1="6.858cm" svg:x2="17.057cm" svg:y2="2.286cm">
          <text:p/>
        </draw:line>
        <draw:line draw:style-name="gr3" draw:text-style-name="P3" draw:layer="layout" svg:x1="5.081cm" svg:y1="7.366cm" svg:x2="17.058cm" svg:y2="7.874cm">
          <text:p/>
        </draw:line>
        <draw:line draw:style-name="gr3" draw:text-style-name="P3" draw:layer="layout" svg:x1="5.081cm" svg:y1="7.112cm" svg:x2="17.058cm" svg:y2="4.826cm">
          <text:p/>
        </draw:line>
        <draw:line draw:style-name="gr3" draw:text-style-name="P3" draw:layer="layout" svg:x1="4.826cm" svg:y1="7.874cm" svg:x2="17.058cm" svg:y2="10.414cm">
          <text:p/>
        </draw:line>
        <draw:line draw:style-name="gr3" draw:text-style-name="P3" draw:layer="layout" svg:x1="5.08cm" svg:y1="7.874cm" svg:x2="17.058cm" svg:y2="12.954cm">
          <text:p/>
        </draw:line>
        <draw:line draw:style-name="gr3" draw:text-style-name="P3" draw:layer="layout" svg:x1="4.318cm" svg:y1="10.349cm" svg:x2="17.057cm" svg:y2="2.286cm">
          <text:p/>
        </draw:line>
        <draw:line draw:style-name="gr3" draw:text-style-name="P3" draw:layer="layout" svg:x1="4.826cm" svg:y1="10.668cm" svg:x2="17.018cm" svg:y2="4.826cm">
          <text:p/>
        </draw:line>
        <draw:line draw:style-name="gr3" draw:text-style-name="P3" draw:layer="layout" svg:x1="5.08cm" svg:y1="10.922cm" svg:x2="17.018cm" svg:y2="7.874cm">
          <text:p/>
        </draw:line>
        <draw:line draw:style-name="gr3" draw:text-style-name="P3" draw:layer="layout" svg:x1="5.081cm" svg:y1="11.176cm" svg:x2="17.058cm" svg:y2="10.349cm">
          <text:p/>
        </draw:line>
        <draw:line draw:style-name="gr3" draw:text-style-name="P3" draw:layer="layout" svg:x1="4.826cm" svg:y1="11.684cm" svg:x2="17.058cm" svg:y2="12.954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1.524cm" svg:height="1.524cm" svg:x="2.286cm" svg:y="1.525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2.287cm" svg:y="5.426cm">
          <text:p text:style-name="P1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2.287cm" svg:y="10.126cm">
          <text:p text:style-name="P1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0.787cm" svg:y="2.726cm">
          <text:p text:style-name="P1">D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0.788cm" svg:y="8.127cm">
          <text:p text:style-name="P1">D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8.588cm" svg:y="0.927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8.589cm" svg:y="4.028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8.589cm" svg:y="8.128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1.524cm" svg:height="1.524cm" svg:x="18.59cm" svg:y="11.729cm">
          <text:p text:style-name="P5"><text:span text:style-name="T1">Dumm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81cm" svg:y1="2.286cm" svg:x2="11.176cm" svg:y2="3.048cm">
          <text:p/>
        </draw:line>
        <draw:line draw:style-name="gr3" draw:text-style-name="P3" draw:layer="layout" svg:x1="3.556cm" svg:y1="2.794cm" svg:x2="11.176cm" svg:y2="8.382cm">
          <text:p/>
        </draw:line>
        <draw:line draw:style-name="gr3" draw:text-style-name="P3" draw:layer="layout" svg:x1="3.556cm" svg:y1="5.588cm" svg:x2="10.787cm" svg:y2="3.556cm">
          <text:p/>
        </draw:line>
        <draw:line draw:style-name="gr3" draw:text-style-name="P3" draw:layer="layout" svg:x1="3.81cm" svg:y1="6.096cm" svg:x2="10.922cm" svg:y2="8.89cm">
          <text:p/>
        </draw:line>
        <draw:line draw:style-name="gr3" draw:text-style-name="P3" draw:layer="layout" svg:x1="3.048cm" svg:y1="10.126cm" svg:x2="11.176cm" svg:y2="4.064cm">
          <text:p/>
        </draw:line>
        <draw:line draw:style-name="gr3" draw:text-style-name="P3" draw:layer="layout" svg:x1="3.811cm" svg:y1="10.922cm" svg:x2="11.176cm" svg:y2="9.398cm">
          <text:p/>
        </draw:line>
        <draw:line draw:style-name="gr3" draw:text-style-name="P3" draw:layer="layout" svg:x1="11.938cm" svg:y1="3.048cm" svg:x2="18.588cm" svg:y2="1.778cm">
          <text:p/>
        </draw:line>
        <draw:line draw:style-name="gr3" draw:text-style-name="P3" draw:layer="layout" svg:x1="12.311cm" svg:y1="3.556cm" svg:x2="18.796cm" svg:y2="4.826cm">
          <text:p/>
        </draw:line>
        <draw:line draw:style-name="gr3" draw:text-style-name="P3" draw:layer="layout" svg:x1="12.192cm" svg:y1="3.556cm" svg:x2="19.558cm" svg:y2="8.128cm">
          <text:p/>
        </draw:line>
        <draw:line draw:style-name="gr3" draw:text-style-name="P3" draw:layer="layout" svg:x1="11.938cm" svg:y1="8.382cm" svg:x2="18.796cm" svg:y2="2.286cm">
          <text:p/>
        </draw:line>
        <draw:line draw:style-name="gr3" draw:text-style-name="P3" draw:layer="layout" svg:x1="12.312cm" svg:y1="8.89cm" svg:x2="18.796cm" svg:y2="5.334cm">
          <text:p/>
        </draw:line>
        <draw:line draw:style-name="gr5" draw:text-style-name="P3" draw:layer="layout" svg:x1="3.048cm" svg:y1="3.049cm" svg:x2="10.414cm" svg:y2="12.7cm">
          <text:p/>
        </draw:line>
        <draw:line draw:style-name="gr3" draw:text-style-name="P3" draw:layer="layout" svg:x1="10.414cm" svg:y1="12.7cm" svg:x2="18.59cm" svg:y2="12.446cm">
          <text:p/>
        </draw:line>
        <draw:line draw:style-name="gr3" draw:text-style-name="P3" draw:layer="layout" svg:x1="3.556cm" svg:y1="11.43cm" svg:x2="18.796cm" svg:y2="11.938cm">
          <text:p/>
        </draw:line>
        <draw:line draw:style-name="gr3" draw:text-style-name="P3" draw:layer="layout" svg:x1="3.048cm" svg:y1="6.858cm" svg:x2="18.796cm" svg:y2="12.954cm">
          <text:p/>
        </draw:lin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3T10:08:32.968941727</meta:creation-date>
    <dc:date>2021-09-09T16:11:23.777489371</dc:date>
    <meta:editing-duration>P6DT32M29S</meta:editing-duration>
    <meta:editing-cycles>3</meta:editing-cycles>
    <meta:generator>LibreOffice/6.0.7.3$Linux_X86_64 LibreOffice_project/00m0$Build-3</meta:generator>
    <meta:document-statistic meta:object-count="72"/>
  </office:meta>
</office:document-meta>
</file>